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ab-stops/>
      </style:paragraph-properties>
      <style:text-properties fo:color="#000000" fo:font-style="normal" style:text-underline-style="none" fo:font-weight="normal" officeooo:rsid="0042deb2" officeooo:paragraph-rsid="0042deb2" style:font-style-asian="normal" style:font-weight-asian="normal" style:font-style-complex="normal" style:font-weight-complex="normal"/>
    </style:style>
    <style:style style:name="P2" style:family="paragraph" style:parent-style-name="Standard">
      <style:paragraph-properties fo:text-align="start" style:justify-single-word="false">
        <style:tab-stops/>
      </style:paragraph-properties>
      <style:text-properties fo:color="#000000" fo:font-style="normal" style:text-underline-style="none" fo:font-weight="normal" officeooo:rsid="0042deb2" officeooo:paragraph-rsid="0044220b" style:font-style-asian="normal" style:font-weight-asian="normal" style:font-style-complex="normal" style:font-weight-complex="normal"/>
    </style:style>
    <style:style style:name="P3" style:family="paragraph" style:parent-style-name="Standard">
      <style:paragraph-properties fo:text-align="start" style:justify-single-word="false">
        <style:tab-stops/>
      </style:paragraph-properties>
      <style:text-properties fo:color="#000000" fo:font-style="normal" style:text-underline-style="none" fo:font-weight="normal" officeooo:rsid="0044220b" officeooo:paragraph-rsid="0044220b" style:font-style-asian="normal" style:font-weight-asian="normal" style:font-style-complex="normal" style:font-weight-complex="normal"/>
    </style:style>
    <style:style style:name="P4" style:family="paragraph" style:parent-style-name="Standard">
      <style:paragraph-properties fo:text-align="start" style:justify-single-word="false">
        <style:tab-stops/>
      </style:paragraph-properties>
      <style:text-properties fo:color="#000000" fo:font-style="normal" style:text-underline-style="none" fo:font-weight="normal" officeooo:rsid="0044220b" officeooo:paragraph-rsid="00464187" style:font-style-asian="normal" style:font-weight-asian="normal" style:font-style-complex="normal" style:font-weight-complex="normal"/>
    </style:style>
    <style:style style:name="P5" style:family="paragraph" style:parent-style-name="Standard">
      <style:paragraph-properties fo:text-align="start" style:justify-single-word="false">
        <style:tab-stops/>
      </style:paragraph-properties>
      <style:text-properties fo:color="#000000" fo:font-style="normal" style:text-underline-style="none" fo:font-weight="normal" officeooo:rsid="0044220b" officeooo:paragraph-rsid="0046af8f" style:font-style-asian="normal" style:font-weight-asian="normal" style:font-style-complex="normal" style:font-weight-complex="normal"/>
    </style:style>
    <style:style style:name="P6" style:family="paragraph" style:parent-style-name="Standard">
      <style:paragraph-properties fo:text-align="start" style:justify-single-word="false">
        <style:tab-stops/>
      </style:paragraph-properties>
      <style:text-properties fo:color="#000000" fo:font-style="normal" style:text-underline-style="none" fo:font-weight="normal" officeooo:rsid="0044220b" officeooo:paragraph-rsid="004ce2ca" style:font-style-asian="normal" style:font-weight-asian="normal" style:font-style-complex="normal" style:font-weight-complex="normal"/>
    </style:style>
    <style:style style:name="P7" style:family="paragraph" style:parent-style-name="Standard">
      <style:paragraph-properties fo:text-align="start" style:justify-single-word="false">
        <style:tab-stops>
          <style:tab-stop style:position="12.039cm"/>
        </style:tab-stops>
      </style:paragraph-properties>
      <style:text-properties fo:color="#000000" fo:font-style="normal" style:text-underline-style="none" fo:font-weight="normal" officeooo:rsid="0044220b" officeooo:paragraph-rsid="0046af8f" style:font-style-asian="normal" style:font-weight-asian="normal" style:font-style-complex="normal" style:font-weight-complex="normal"/>
    </style:style>
    <style:style style:name="P8" style:family="paragraph" style:parent-style-name="Standard">
      <style:paragraph-properties fo:text-align="start" style:justify-single-word="false">
        <style:tab-stops/>
      </style:paragraph-properties>
      <style:text-properties fo:color="#000000" fo:font-style="normal" style:text-underline-style="none" fo:font-weight="normal" officeooo:rsid="00464187" officeooo:paragraph-rsid="00464187" style:font-style-asian="normal" style:font-weight-asian="normal" style:font-style-complex="normal" style:font-weight-complex="normal"/>
    </style:style>
    <style:style style:name="P9" style:family="paragraph" style:parent-style-name="Standard">
      <style:paragraph-properties fo:text-align="start" style:justify-single-word="false">
        <style:tab-stops/>
      </style:paragraph-properties>
      <style:text-properties fo:color="#000000" fo:font-style="normal" style:text-underline-style="none" fo:font-weight="normal" officeooo:rsid="0046af8f" officeooo:paragraph-rsid="0046af8f" style:font-style-asian="normal" style:font-weight-asian="normal" style:font-style-complex="normal" style:font-weight-complex="normal"/>
    </style:style>
    <style:style style:name="P10" style:family="paragraph" style:parent-style-name="Standard">
      <style:paragraph-properties fo:text-align="start" style:justify-single-word="false">
        <style:tab-stops/>
      </style:paragraph-properties>
      <style:text-properties fo:color="#000000" fo:font-style="normal" style:text-underline-style="none" fo:font-weight="normal" officeooo:rsid="00485deb" officeooo:paragraph-rsid="00485deb" style:font-style-asian="normal" style:font-weight-asian="normal" style:font-style-complex="normal" style:font-weight-complex="normal"/>
    </style:style>
    <style:style style:name="P11" style:family="paragraph" style:parent-style-name="Standard">
      <style:paragraph-properties fo:text-align="start" style:justify-single-word="false">
        <style:tab-stops/>
      </style:paragraph-properties>
      <style:text-properties fo:color="#000000" fo:font-style="normal" style:text-underline-style="none" fo:font-weight="normal" officeooo:rsid="004a46d0" officeooo:paragraph-rsid="004a46d0" style:font-style-asian="normal" style:font-weight-asian="normal" style:font-style-complex="normal" style:font-weight-complex="normal"/>
    </style:style>
    <style:style style:name="P12" style:family="paragraph" style:parent-style-name="Standard">
      <style:paragraph-properties fo:text-align="start" style:justify-single-word="false">
        <style:tab-stops/>
      </style:paragraph-properties>
      <style:text-properties fo:color="#000000" fo:font-style="italic" style:text-underline-style="solid" style:text-underline-width="auto" style:text-underline-color="font-color" fo:font-weight="bold" officeooo:rsid="0042deb2" officeooo:paragraph-rsid="0042deb2" style:font-style-asian="italic" style:font-weight-asian="bold" style:font-style-complex="italic" style:font-weight-complex="bold"/>
    </style:style>
    <style:style style:name="P13" style:family="paragraph" style:parent-style-name="Standard">
      <style:paragraph-properties fo:text-align="start" style:justify-single-word="false">
        <style:tab-stops/>
      </style:paragraph-properties>
      <style:text-properties fo:color="#000000" fo:font-style="italic" style:text-underline-style="solid" style:text-underline-width="auto" style:text-underline-color="font-color" fo:font-weight="bold" officeooo:rsid="0044220b" officeooo:paragraph-rsid="0044220b" style:font-style-asian="italic" style:font-weight-asian="bold" style:font-style-complex="italic" style:font-weight-complex="bold"/>
    </style:style>
    <style:style style:name="P14" style:family="paragraph" style:parent-style-name="Standard">
      <style:paragraph-properties fo:text-align="start" style:justify-single-word="false">
        <style:tab-stops/>
      </style:paragraph-properties>
      <style:text-properties fo:color="#c9211e" fo:font-style="italic" style:text-underline-style="solid" style:text-underline-width="auto" style:text-underline-color="font-color" fo:font-weight="bold" officeooo:rsid="0042deb2" officeooo:paragraph-rsid="0042deb2" style:font-style-asian="italic" style:font-weight-asian="bold" style:font-style-complex="italic" style:font-weight-complex="bold"/>
    </style:style>
    <style:style style:name="T1" style:family="text">
      <style:text-properties officeooo:rsid="0044220b"/>
    </style:style>
    <style:style style:name="T2" style:family="text">
      <style:text-properties officeooo:rsid="00464187"/>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464187" style:font-style-asian="italic" style:font-weight-asian="bold" style:font-style-complex="italic" style:font-weight-complex="bold"/>
    </style:style>
    <style:style style:name="T5" style:family="text">
      <style:text-properties officeooo:rsid="0046af8f"/>
    </style:style>
    <style:style style:name="T6" style:family="text">
      <style:text-properties officeooo:rsid="004ce2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pliquer comment un dysfonctionnement de la régulation glycémique peut être a l’origine d’un diabète de type 2 </text:p>
      <text:p text:style-name="P14"/>
      <text:p text:style-name="P14"/>
      <text:p text:style-name="P1"/>
      <text:p text:style-name="P12">I/ le diabète d type 2</text:p>
      <text:p text:style-name="P2"><text:tab/><text:span text:style-name="T1">est une maladie qui en 2022 touchait toucher un peu plus de 300Ma de personne dans le monde. Cette maladie entraîne un non contrôle de la glycémie qui peut avoir de grave conséquence → hyperglycémie = destruction neurone et mort</text:span></text:p>
      <text:p text:style-name="P2"><text:span text:style-name="T1">→ hypoglycémie = mort </text:span></text:p>
      <text:p text:style-name="P8"><text:span text:style-name="T3">illustration :</text:span> <text:s/></text:p>
      <text:p text:style-name="P2"/>
      <text:p text:style-name="P1"/>
      <text:p text:style-name="P13">II/ le dysfonctionnement de la régulation glycémique</text:p>
      <text:p text:style-name="P3"><text:tab/> glycémie pas régulé il y a production d’insuline donc épuissement des cellule béta dans les îlot de Langerhans </text:p>
      <text:p text:style-name="P2">du au vieillissement accéléré des îlot de Langerhans par une trop grande comsomation de sucre (cause principal) et cause la destruction des cellule<text:span text:style-name="T1">s</text:span> <text:span text:style-name="T1">bêta a un age prématuré</text:span></text:p>
      <text:p text:style-name="P4"><text:tab/><text:span text:style-name="T4">illustration :</text:span><text:span text:style-name="T2"> <text:s/>schéma îlot de Langerhans chez un diabétique</text:span></text:p>
      <text:p text:style-name="P4"><text:tab/><text:tab/> <text:s text:c="10"/><text:span text:style-name="T2">formule de comment est stocker/déstocker le glucose avec le glucagon ou/et l’insuline</text:span></text:p>
      <text:p text:style-name="P4"/>
      <text:p text:style-name="P4"/>
      <text:p text:style-name="P4"><text:span text:style-name="T4">intro :</text:span><text:span text:style-name="T2"> <text:s/></text:span></text:p>
      <text:p text:style-name="P5"><text:tab/><text:span text:style-name="T5">Tendit que les plantes produise du glucose avec la photosynthèse et les stockes sous la forme d’amidon dans des organes spécialisés comme les bulbes ou dans les réserves transitoire (les cellules). L’homme récupère le glucose dans son alimentation et il le stock dans les muscles, les graisse et le foie a l’aide de l’insuline qui réduit la glycémie et du glucagon qui lui augmente la glycémie, or il se peut que certain individue ai des problèmes de régulation de la glycémie appelé diabète</text:span></text:p>
      <text:p text:style-name="P5"/>
      <text:p text:style-name="P5"/>
      <text:p text:style-name="P5"/>
      <text:p text:style-name="P9"/>
      <text:p text:style-name="P9">correction :</text:p>
      <text:p text:style-name="P9"/>
      <text:p text:style-name="P5"><text:span text:style-name="T5">I/Parler de la version normale des chose : régulation de la glycémie chez un individue sain </text:span></text:p>
      <text:p text:style-name="P5"><text:tab/><text:span text:style-name="T6">illustration :</text:span></text:p>
      <text:p text:style-name="P5"><text:tab/><text:tab/>-<text:span text:style-name="T6">schéma hyper et hypoglycémie / celui du repas</text:span></text:p>
      <text:p text:style-name="P5"><text:tab/><text:tab/>- <text:span text:style-name="T6">TP foie muscle</text:span></text:p>
      <text:p text:style-name="P6"><text:tab/><text:tab/>- <text:span text:style-name="T6">faire schéma îlot de Langerhans</text:span></text:p>
      <text:p text:style-name="P6"><text:tab/><text:tab/>-<text:span text:style-name="T6">faire schéma générale </text:span></text:p>
      <text:p text:style-name="P5"/>
      <text:p text:style-name="P5"/>
      <text:p text:style-name="P5"/>
      <text:p text:style-name="P5"><text:span text:style-name="T5">II/ les causes et les conséquence du dérèglement de la glycémie lors du diabète de type 2 <text:s text:c="2"/></text:span></text:p>
      <text:p text:style-name="P5"><text:tab/><text:span text:style-name="T6">illustration :</text:span></text:p>
      <text:p text:style-name="P5"><text:tab/><text:tab/>-<text:span text:style-name="T6">schéma des cellules cible foireux </text:span></text:p>
      <text:p text:style-name="P5"><text:tab/><text:tab/>-<text:span text:style-name="T6">graphique du taux d’insuline</text:span></text:p>
      <text:p text:style-name="P7"><text:s text:c="24"/>-<text:span text:style-name="T6">caractéristique du diabète = symptome</text:span></text:p>
      <text:p text:style-name="P5"><text:tab/><text:tab/>-</text:p>
      <text:p text:style-name="P5"/>
      <text:p text:style-name="P9"><text:soft-page-break/>intro :</text:p>
      <text:p text:style-name="P9">Partir des maladie multifactoriel </text:p>
      <text:p text:style-name="P10">des végétaux producteur de glucose</text:p>
      <text:p text:style-name="P10"/>
      <text:p text:style-name="P10"/>
      <text:p text:style-name="P10"/>
      <text:p text:style-name="P10"/>
      <text:p text:style-name="P10"/>
      <text:p text:style-name="P11">Conclusion :</text:p>
      <text:p text:style-name="P11"><text:tab/>ainsi au cours de se devoir nous <text:s/>avons commencer a voir comment se passent la régulation de la glycémie puis nous avons abordé les cause et les conséquence du dérèglement de la glycémie lors du diabète de type 2</text:p>
      <text:p text:style-name="P11"><text:tab/>Résumé</text:p>
      <text:p text:style-name="P11"><text:tab/>réponse a la question : parler de la chronologie des événements (avoir en tête les schémas </text:p>
      <text:p text:style-name="P11">si on conais pas l’unité mettre UA</text:p>
      <text:p text:style-name="P11">ouverture : diabète de type 1 ou maladie auto immun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06T09:33:55.810000000</meta:creation-date>
    <dc:date>2023-02-17T10:14:47.787000000</dc:date>
    <meta:editing-duration>PT3H56M10S</meta:editing-duration>
    <meta:editing-cycles>58</meta:editing-cycles>
    <meta:generator>LibreOffice/6.3.5.2$Windows_X86_64 LibreOffice_project/dd0751754f11728f69b42ee2af66670068624673</meta:generator>
    <meta:document-statistic meta:table-count="0" meta:image-count="0" meta:object-count="0" meta:page-count="2" meta:paragraph-count="34" meta:word-count="389" meta:character-count="2369" meta:non-whitespace-character-count="1935"/>
  </office:meta>
</office:document-meta>
</file>